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Tachinidae" table:style-name="ta1"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Tachinidae</text:p>
          </table:table-cell>
          <table:table-cell table:style-name="ce1" table:number-columns-repeated="3"/>
          <table:table-cell table:style-name="ce3" table:number-columns-repeated="1019"/>
        </table:table-row>
        <table:table-row table:style-name="ro1">
          <table:table-cell table:style-name="ce1" office:value-type="string">
            <text:p>Box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ID'd</text:p>
          </table:table-cell>
          <table:table-cell table:style-name="ce1" office:value-type="string">
            <text:p>Not ID'd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-[.C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4]-[.C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B5]-[.C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6]-[.C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B7]-[.C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formula="of:=[.B8]-[.C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formula="of:=[.B9]-[.C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formula="of:=[.B10]-[.C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9">
            <text:p>9</text:p>
          </table:table-cell>
          <table:table-cell table:formula="of:=[.B11]-[.C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table:formula="of:=[.B12]-[.C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formula="of:=[.B13]-[.C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table:formula="of:=[.B14]-[.C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table:formula="of:=[.B15]-[.C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table:formula="of:=[.B16]-[.C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formula="of:=[.B17]-[.C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f:=[.B18]-[.C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table:formula="of:=[.B19]-[.C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table:formula="of:=[.B20]-[.C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table:formula="of:=[.B21]-[.C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formula="of:=[.B22]-[.C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table:formula="of:=[.B23]-[.C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formula="of:=[.B24]-[.C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B25]-[.C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 table:formula="of:=[.B26]-[.C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B27]-[.C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table:formula="of:=[.B28]-[.C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 table:formula="of:=[.B29]-[.C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formula="of:=[.B30]-[.C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table:formula="of:=[.B31]-[.C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3">
            <text:p>13</text:p>
          </table:table-cell>
          <table:table-cell table:formula="of:=[.B32]-[.C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table:formula="of:=[.B33]-[.C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table:formula="of:=[.B34]-[.C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 table:formula="of:=[.B35]-[.C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8">
            <text:p>18</text:p>
          </table:table-cell>
          <table:table-cell table:formula="of:=[.B36]-[.C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8">
            <text:p>8</text:p>
          </table:table-cell>
          <table:table-cell table:formula="of:=[.B37]-[.C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9">
            <text:p>19</text:p>
          </table:table-cell>
          <table:table-cell table:formula="of:=[.B38]-[.C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23">
            <text:p>23</text:p>
          </table:table-cell>
          <table:table-cell table:formula="of:=[.B39]-[.C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9">
            <text:p>9</text:p>
          </table:table-cell>
          <table:table-cell table:formula="of:=[.B40]-[.C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table:formula="of:=[.B41]-[.C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table:formula="of:=[.B42]-[.C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8">
            <text:p>8</text:p>
          </table:table-cell>
          <table:table-cell table:formula="of:=[.B43]-[.C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5">
            <text:p>15</text:p>
          </table:table-cell>
          <table:table-cell table:formula="of:=[.B44]-[.C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33">
            <text:p>33</text:p>
          </table:table-cell>
          <table:table-cell table:formula="of:=[.B45]-[.C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1">
            <text:p>11</text:p>
          </table:table-cell>
          <table:table-cell table:formula="of:=[.B46]-[.C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formula="of:=[.B47]-[.C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20">
            <text:p>20</text:p>
          </table:table-cell>
          <table:table-cell table:formula="of:=[.B48]-[.C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7">
            <text:p>7</text:p>
          </table:table-cell>
          <table:table-cell table:formula="of:=[.B49]-[.C49]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table:formula="of:=[.B50]-[.C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B51]-[.C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 table:formula="of:=[.B52]-[.C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8">
            <text:p>8</text:p>
          </table:table-cell>
          <table:table-cell table:formula="of:=[.B53]-[.C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1">
            <text:p>11</text:p>
          </table:table-cell>
          <table:table-cell table:formula="of:=[.B54]-[.C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2">
            <text:p>12</text:p>
          </table:table-cell>
          <table:table-cell table:formula="of:=[.B55]-[.C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formula="of:=[.B56]-[.C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formula="of:=[.B57]-[.C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formula="of:=[.B58]-[.C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B59]-[.C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formula="of:=[.B60]-[.C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3">
            <text:p>3</text:p>
          </table:table-cell>
          <table:table-cell table:formula="of:=[.B61]-[.C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formula="of:=[.B62]-[.C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formula="of:=[.B63]-[.C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5">
            <text:p>5</text:p>
          </table:table-cell>
          <table:table-cell table:formula="of:=[.B64]-[.C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8">
            <text:p>8</text:p>
          </table:table-cell>
          <table:table-cell table:formula="of:=[.B65]-[.C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4">
            <text:p>4</text:p>
          </table:table-cell>
          <table:table-cell table:formula="of:=[.B66]-[.C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B67]-[.C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2">
            <text:p>2</text:p>
          </table:table-cell>
          <table:table-cell table:formula="of:=[.B68]-[.C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5">
            <text:p>5</text:p>
          </table:table-cell>
          <table:table-cell table:formula="of:=[.B69]-[.C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B70]-[.C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formula="of:=[.B71]-[.C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5">
            <text:p>5</text:p>
          </table:table-cell>
          <table:table-cell table:formula="of:=[.B72]-[.C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4">
            <text:p>4</text:p>
          </table:table-cell>
          <table:table-cell table:formula="of:=[.B73]-[.C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B74]-[.C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17">
            <text:p>17</text:p>
          </table:table-cell>
          <table:table-cell table:formula="of:=[.B75]-[.C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formula="of:=[.B76]-[.C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5">
            <text:p>5</text:p>
          </table:table-cell>
          <table:table-cell table:formula="of:=[.B77]-[.C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4">
            <text:p>4</text:p>
          </table:table-cell>
          <table:table-cell table:formula="of:=[.B78]-[.C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B79]-[.C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11">
            <text:p>11</text:p>
          </table:table-cell>
          <table:table-cell table:formula="of:=[.B80]-[.C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8">
            <text:p>8</text:p>
          </table:table-cell>
          <table:table-cell table:formula="of:=[.B81]-[.C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2">
            <text:p>2</text:p>
          </table:table-cell>
          <table:table-cell table:formula="of:=[.B82]-[.C82]"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B83]-[.C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3">
            <text:p>3</text:p>
          </table:table-cell>
          <table:table-cell table:formula="of:=[.B84]-[.C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  <table:table-cell table:formula="of:=[.B85]-[.C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3">
            <text:p>3</text:p>
          </table:table-cell>
          <table:table-cell table:formula="of:=[.B86]-[.C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B87]-[.C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B88]-[.C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4">
            <text:p>4</text:p>
          </table:table-cell>
          <table:table-cell table:formula="of:=[.B89]-[.C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formula="of:=[.B90]-[.C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8">
            <text:p>8</text:p>
          </table:table-cell>
          <table:table-cell table:formula="of:=[.B91]-[.C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8">
            <text:p>8</text:p>
          </table:table-cell>
          <table:table-cell table:formula="of:=[.B92]-[.C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5">
            <text:p>5</text:p>
          </table:table-cell>
          <table:table-cell table:formula="of:=[.B93]-[.C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7">
            <text:p>7</text:p>
          </table:table-cell>
          <table:table-cell table:formula="of:=[.B94]-[.C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17">
            <text:p>17</text:p>
          </table:table-cell>
          <table:table-cell table:formula="of:=[.B95]-[.C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11">
            <text:p>11</text:p>
          </table:table-cell>
          <table:table-cell table:formula="of:=[.B96]-[.C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table:formula="of:=[.B97]-[.C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9">
            <text:p>9</text:p>
          </table:table-cell>
          <table:table-cell table:formula="of:=[.B98]-[.C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8">
            <text:p>8</text:p>
          </table:table-cell>
          <table:table-cell table:formula="of:=[.B99]-[.C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18">
            <text:p>18</text:p>
          </table:table-cell>
          <table:table-cell table:formula="of:=[.B100]-[.C10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15">
            <text:p>15</text:p>
          </table:table-cell>
          <table:table-cell table:formula="of:=[.B101]-[.C10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18">
            <text:p>18</text:p>
          </table:table-cell>
          <table:table-cell table:formula="of:=[.B102]-[.C10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6">
            <text:p>6</text:p>
          </table:table-cell>
          <table:table-cell table:formula="of:=[.B103]-[.C10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float" office:value="14">
            <text:p>14</text:p>
          </table:table-cell>
          <table:table-cell table:formula="of:=[.B104]-[.C10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3">
            <text:p>103</text:p>
          </table:table-cell>
          <table:table-cell table:number-columns-repeated="2" office:value-type="float" office:value="16">
            <text:p>16</text:p>
          </table:table-cell>
          <table:table-cell table:formula="of:=[.B105]-[.C10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4">
            <text:p>104</text:p>
          </table:table-cell>
          <table:table-cell table:number-columns-repeated="2" office:value-type="float" office:value="21">
            <text:p>21</text:p>
          </table:table-cell>
          <table:table-cell table:formula="of:=[.B106]-[.C10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float" office:value="25">
            <text:p>25</text:p>
          </table:table-cell>
          <table:table-cell table:formula="of:=[.B107]-[.C10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6">
            <text:p>106</text:p>
          </table:table-cell>
          <table:table-cell table:number-columns-repeated="2" office:value-type="float" office:value="16">
            <text:p>16</text:p>
          </table:table-cell>
          <table:table-cell table:formula="of:=[.B108]-[.C10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7">
            <text:p>107</text:p>
          </table:table-cell>
          <table:table-cell table:number-columns-repeated="2" office:value-type="float" office:value="11">
            <text:p>11</text:p>
          </table:table-cell>
          <table:table-cell table:formula="of:=[.B109]-[.C10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8">
            <text:p>108</text:p>
          </table:table-cell>
          <table:table-cell table:number-columns-repeated="2" office:value-type="float" office:value="20">
            <text:p>20</text:p>
          </table:table-cell>
          <table:table-cell table:formula="of:=[.B110]-[.C1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float" office:value="5">
            <text:p>5</text:p>
          </table:table-cell>
          <table:table-cell table:formula="of:=[.B111]-[.C1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0">
            <text:p>110</text:p>
          </table:table-cell>
          <table:table-cell table:number-columns-repeated="2" office:value-type="float" office:value="11">
            <text:p>11</text:p>
          </table:table-cell>
          <table:table-cell table:formula="of:=[.B112]-[.C112]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float" office:value="111">
            <text:p>111</text:p>
          </table:table-cell>
          <table:table-cell table:number-columns-repeated="2" office:value-type="float" office:value="4">
            <text:p>4</text:p>
          </table:table-cell>
          <table:table-cell table:formula="of:=[.B113]-[.C113]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float" office:value="112">
            <text:p>112</text:p>
          </table:table-cell>
          <table:table-cell table:number-columns-repeated="2" office:value-type="float" office:value="1">
            <text:p>1</text:p>
          </table:table-cell>
          <table:table-cell table:formula="of:=[.B114]-[.C1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float" office:value="7">
            <text:p>7</text:p>
          </table:table-cell>
          <table:table-cell table:formula="of:=[.B115]-[.C1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4">
            <text:p>114</text:p>
          </table:table-cell>
          <table:table-cell table:number-columns-repeated="2" office:value-type="float" office:value="0">
            <text:p>0</text:p>
          </table:table-cell>
          <table:table-cell table:formula="of:=[.B116]-[.C1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117]-[.C117]" office:value-type="float" office:value="5">
            <text:p>5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3:.B117])" office:value-type="float" office:value="821">
            <text:p>821</text:p>
          </table:table-cell>
          <table:table-cell table:formula="of:=SUM([.C3:.C117])" office:value-type="float" office:value="816">
            <text:p>816</text:p>
          </table:table-cell>
          <table:table-cell table:formula="of:=SUM([.D3:.D117])" office:value-type="float" office:value="5">
            <text:p>5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ram </meta:initial-creator>
    <meta:creation-date>2014-04-12T11:11:06</meta:creation-date>
    <dc:date>2015-10-18T20:12:48</dc:date>
    <meta:editing-duration>P14DT11H8M23S</meta:editing-duration>
    <meta:editing-cycles>1834</meta:editing-cycles>
    <meta:generator>LibreOffice/3.5$Linux_X86_64 LibreOffice_project/350m1$Build-2</meta:generator>
    <dc:creator>tristram </dc:creator>
    <meta:document-statistic meta:table-count="1" meta:cell-count="471" meta:object-count="0"/>
  </office:meta>
</office:document-meta>
</file>